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6e6ff" draw:textarea-horizontal-align="justify" draw:textarea-vertical-align="top" draw:auto-grow-height="false" fo:min-height="2.006cm" fo:min-width="4.756cm"/>
    </style:style>
    <style:style style:name="gr2" style:family="graphic" style:parent-style-name="standard">
      <style:graphic-properties draw:textarea-horizontal-align="justify" draw:textarea-vertical-align="middle" draw:auto-grow-height="false" fo:min-height="0.889cm" fo:min-width="0.3cm"/>
    </style:style>
    <style:style style:name="gr3" style:family="graphic" style:parent-style-name="standard">
      <style:graphic-properties draw:fill-color="#e6e6ff" draw:textarea-horizontal-align="justify" draw:textarea-vertical-align="top" draw:auto-grow-height="false" fo:min-height="1.916cm" fo:min-width="4.566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e6e6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style:font-name="DejaVu Sans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5.5cm" svg:height="2.5cm" svg:x="0.1cm" svg:y="0.1cm">
          <text:p text:style-name="P1"><text:span text:style-name="T1">Search Path</text:span></text:p>
          <text:p text:style-name="P1"><text:span text:style-name="T1">- search()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6cm" svg:height="1.3cm" svg:x="2cm" svg:y="7.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5.3cm" svg:height="2.4cm" svg:x="0.101cm" svg:y="8.601cm">
          <text:p text:style-name="P1"><text:span text:style-name="T1">call:fun</text:span></text:p>
          <text:p text:style-name="P1"><text:span text:style-name="T1">?? helper ?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5cm" svg:height="2.5cm" svg:x="0.101cm" svg:y="4.401cm">
          <text:p text:style-name="P1"><text:span text:style-name="T1">?.Globalenv?</text:span></text:p>
          <text:p text:style-name="P1"><text:span text:style-name="T1">- help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6cm" svg:height="1.3cm" svg:x="2.001cm" svg:y="2.8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2T09:43:20.787670615</meta:creation-date>
    <dc:date>2016-10-12T22:53:53.270444354</dc:date>
    <meta:editing-duration>PT2H19M55S</meta:editing-duration>
    <meta:editing-cycles>27</meta:editing-cycles>
    <meta:generator>LibreOffice/5.1.4.2$Linux_X86_64 LibreOffice_project/10m0$Build-2</meta:generator>
    <meta:document-statistic meta:object-count="28"/>
  </office:meta>
</office:document-meta>
</file>